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Listenabsatz">
      <style:paragraph-properties fo:margin-left="0.63cm" fo:margin-right="0cm" fo:text-indent="0cm" style:auto-text-indent="false"/>
    </style:style>
    <style:style style:name="P3" style:family="paragraph" style:parent-style-name="Listenabsatz">
      <style:paragraph-properties fo:margin-left="0.63cm" fo:margin-right="0cm" fo:text-indent="0cm" style:auto-text-indent="false"/>
      <style:text-properties fo:font-size="12pt" style:font-size-asian="12pt" style:font-size-complex="12pt"/>
    </style:style>
    <style:style style:name="P4" style:family="paragraph" style:parent-style-name="Listenabsatz">
      <style:paragraph-properties fo:margin-left="0.63cm" fo:margin-right="0cm" fo:text-indent="0cm" style:auto-text-indent="false"/>
      <style:text-properties fo:font-size="12pt" fo:language="en" fo:country="US" fo:font-weight="bold" style:font-size-asian="12pt" style:font-weight-asian="bold" style:font-size-complex="12pt"/>
    </style:style>
    <style:style style:name="P5" style:family="paragraph" style:parent-style-name="Listenabsatz">
      <style:paragraph-properties fo:margin-left="0.63cm" fo:margin-right="0cm" fo:text-indent="0cm" style:auto-text-indent="false"/>
      <style:text-properties fo:font-size="12pt" fo:language="fr" fo:country="FR" fo:font-weight="bold" style:font-size-asian="12pt" style:font-weight-asian="bold" style:font-size-complex="12pt"/>
    </style:style>
    <style:style style:name="P6" style:family="paragraph" style:parent-style-name="Listenabsatz">
      <style:paragraph-properties fo:margin-left="0.63cm" fo:margin-right="0cm" fo:text-indent="0cm" style:auto-text-indent="false"/>
      <style:text-properties style:font-name="Courier New" fo:font-size="12pt" fo:language="en" fo:country="US" style:font-size-asian="12pt" style:font-name-complex="Courier New" style:font-size-complex="12pt"/>
    </style:style>
    <style:style style:name="P7" style:family="paragraph" style:parent-style-name="Listenabsatz">
      <style:paragraph-properties fo:margin-left="0.63cm" fo:margin-right="0cm" fo:text-indent="0cm" style:auto-text-indent="false"/>
      <style:text-properties style:font-name="Courier New" fo:font-size="12pt" fo:language="fr" fo:country="FR" style:font-size-asian="12pt" style:font-name-complex="Courier New" style:font-size-complex="12pt"/>
    </style:style>
    <style:style style:name="P8" style:family="paragraph" style:parent-style-name="Listenabsatz">
      <style:paragraph-properties fo:margin-left="0.63cm" fo:margin-right="0cm" fo:text-indent="0cm" style:auto-text-indent="false"/>
      <style:text-properties style:font-name="Courier New" fo:font-size="12pt" style:font-size-asian="12pt" style:font-name-complex="Courier New" style:font-size-complex="12pt"/>
    </style:style>
    <style:style style:name="P9" style:family="paragraph" style:parent-style-name="Standard" style:master-page-name="MP0">
      <style:paragraph-properties style:page-number="auto" fo:break-before="page"/>
      <style:text-properties fo:font-size="12pt" officeooo:rsid="001142e9" officeooo:paragraph-rsid="001142e9" style:font-size-asian="12pt" style:font-size-complex="12pt"/>
    </style:style>
    <style:style style:name="P10" style:family="paragraph" style:parent-style-name="Listenabsatz" style:list-style-name="L1"/>
    <style:style style:name="P11" style:family="paragraph" style:parent-style-name="Listenabsatz">
      <style:paragraph-properties fo:margin-left="0.63cm" fo:margin-right="0cm" fo:text-indent="0cm" style:auto-text-indent="false"/>
      <style:text-properties fo:font-size="12pt" officeooo:rsid="000f3272" officeooo:paragraph-rsid="000f3272" style:font-size-asian="12pt" style:font-size-complex="12pt"/>
    </style:style>
    <style:style style:name="T1" style:family="text">
      <style:text-properties fo:font-size="12pt" style:font-size-asian="12pt" style:language-asian="de" style:country-asian="DE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3272" style:font-size-asian="12pt" style:font-size-complex="12pt"/>
    </style:style>
    <style:style style:name="T4" style:family="text">
      <style:text-properties style:font-name="Courier New" fo:font-size="12pt" fo:language="en" fo:country="US" style:font-size-asian="12pt" style:font-name-complex="Courier New" style:font-size-complex="12pt"/>
    </style:style>
    <style:style style:name="T5" style:family="text">
      <style:text-properties style:font-name="Courier New" fo:font-size="12pt" fo:language="en" fo:country="US" fo:font-weight="bold" style:font-size-asian="12pt" style:font-weight-asian="bold" style:font-name-complex="Courier New" style:font-size-complex="12pt"/>
    </style:style>
    <style:style style:name="T6" style:family="text">
      <style:text-properties style:font-name="Courier New" fo:font-size="12pt" style:font-size-asian="12pt" style:font-name-complex="Courier New" style:font-size-complex="12pt"/>
    </style:style>
    <style:style style:name="T7" style:family="text">
      <style:text-properties style:font-name="Courier New" fo:font-size="12pt" fo:language="fr" fo:country="FR" style:font-size-asian="12pt" style:font-name-complex="Courier New" style:font-size-complex="12pt"/>
    </style:style>
    <style:style style:name="T8" style:family="text">
      <style:text-properties style:font-name="Courier New" fo:font-size="12pt" fo:language="fr" fo:country="FR" fo:font-weight="bold" style:font-size-asian="12pt" style:font-weight-asian="bold" style:font-name-complex="Courier New" style:font-size-complex="12pt"/>
    </style:style>
    <style:style style:name="T9" style:family="text">
      <style:text-properties style:font-name="Courier New" fo:font-size="12pt" fo:language="es" fo:country="ES" style:font-size-asian="12pt" style:font-name-complex="Courier New" style:font-size-complex="12pt"/>
    </style:style>
    <style:style style:name="T10" style:family="text">
      <style:text-properties style:font-name="Courier New" fo:font-size="12pt" fo:font-weight="bold" style:font-size-asian="12pt" style:font-weight-asian="bold" style:font-name-complex="Courier New" style:font-size-complex="12pt"/>
    </style:style>
    <style:style style:name="T11" style:family="text">
      <style:text-properties officeooo:rsid="000f3272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munication-Overview</text:p>
      <text:p text:style-name="P1"/>
      <text:p text:style-name="P1"/>
      <text:list xml:id="list7791627006781828635" text:style-name="L1">
        <text:list-item>
          <text:p text:style-name="P10"><text:span text:style-name="Absatz-Standardschriftart"><text:span text:style-name="T1"/></text:span></text:p>
        </text:list-item>
      </text:list>
      <text:p text:style-name="P3"><text:span text:style-name="T11">First the message is stored locally on the Android device</text:span>. <text:span text:style-name="T11">In the local </text:span>SQLite Dat<text:span text:style-name="T11">a</text:span>ba<text:span text:style-name="T11">se</text:span>. <text:span text:style-name="T11">There is a local _id supplied for the listviews, but the BackendID which is supplied by the server is set to 0</text:span>.</text:p>
      <text:p text:style-name="P4">SingleChatActivity.java</text:p>
      <text:p text:style-name="P6">Message = (EditText) findViewById(R.id.chatText);</text:p>
      <text:p text:style-name="P6"><text:s text:c="8"/>Button send = (Button) findViewById(R.id.buttonSend);</text:p>
      <text:p text:style-name="P2"><text:span text:style-name="Absatz-Standardschriftart"><text:span text:style-name="T4"><text:s text:c="8"/></text:span></text:span><text:span text:style-name="Absatz-Standardschriftart"><text:span text:style-name="T6">send.setOnClickListener(new View.OnClickListener() {</text:span></text:span></text:p>
      <text:p text:style-name="P2"><text:span text:style-name="Absatz-Standardschriftart"><text:span text:style-name="T6"><text:s text:c="12"/></text:span></text:span><text:span text:style-name="Absatz-Standardschriftart"><text:span text:style-name="T4">public void onClick(View arg0) {</text:span></text:span></text:p>
      <text:p text:style-name="P6"><text:s text:c="16"/>if (Message.getText().toString().length() &gt; 0) {</text:p>
      <text:p text:style-name="P6"/>
      <text:p text:style-name="P6"><text:s text:c="20"/>Intent iSendTextMsgService = new Intent(SingleChatActivity.this, MeBaService.class);</text:p>
      <text:p text:style-name="P6"/>
      <text:p text:style-name="P2"><text:span text:style-name="Absatz-Standardschriftart"><text:span text:style-name="T4"><text:s text:c="20"/></text:span></text:span><text:span text:style-name="Absatz-Standardschriftart"><text:span text:style-name="T7">iSendTextMsgService.setAction(Constants.ACTION_SENDTEXTMESSAGE);</text:span></text:span></text:p>
      <text:p text:style-name="P7"><text:s text:c="20"/>iSendTextMsgService.putExtra(Constants.CHATNAME, ChatName);</text:p>
      <text:p text:style-name="P7"><text:s text:c="20"/>iSendTextMsgService.putExtra(Constants.CHATID, ChatID);</text:p>
      <text:p text:style-name="P2"><text:span text:style-name="Absatz-Standardschriftart"><text:span text:style-name="T7"><text:s text:c="20"/></text:span></text:span><text:span text:style-name="Absatz-Standardschriftart"><text:span text:style-name="T9">iSendTextMsgService.putExtra(Constants.USERID, userid);</text:span></text:span></text:p>
      <text:p text:style-name="P2"><text:span text:style-name="Absatz-Standardschriftart"><text:span text:style-name="T9"><text:s text:c="20"/></text:span></text:span><text:span text:style-name="Absatz-Standardschriftart"><text:span text:style-name="T4">String tmpmsg = Message.getText().toString();</text:span></text:span></text:p>
      <text:p text:style-name="P6"><text:s text:c="20"/>iSendTextMsgService.putExtra(Constants.TEXTMESSAGE, tmpmsg);</text:p>
      <text:p text:style-name="P6"/>
      <text:p text:style-name="P2"><text:span text:style-name="Absatz-Standardschriftart"><text:span text:style-name="T4"><text:s text:c="20"/></text:span></text:span><text:span text:style-name="Absatz-Standardschriftart"><text:span text:style-name="T10">startService(iSendTextMsgService);</text:span></text:span></text:p>
      <text:p text:style-name="P8"/>
      <text:p text:style-name="P8"><text:s text:c="20"/>Message.setText("");</text:p>
      <text:p text:style-name="P8"><text:s text:c="20"/>Message.clearFocus();</text:p>
      <text:p text:style-name="P8"><text:s text:c="16"/>}</text:p>
      <text:p text:style-name="P8"><text:s text:c="12"/>}</text:p>
      <text:p text:style-name="P8"><text:s text:c="8"/>});</text:p>
      <text:p text:style-name="P4">MeBaService.java</text:p>
      <text:p text:style-name="P6">private void insertNewMsgIntoDB(int ChatID, int UserID, String MessageType, String Message) {</text:p>
      <text:p text:style-name="P6"><text:s text:c="8"/>Log.d(TAG, "start insertMsgIntoDB");</text:p>
      <text:p text:style-name="P6"/>
      <text:p text:style-name="P6"><text:s text:c="8"/>// Insert new Message into local DB and trigger Sync to upload the Information.</text:p>
      <text:p text:style-name="P6"><text:s text:c="8"/>// To find the not send messages the Backend ID musst be 0 and the</text:p>
      <text:p text:style-name="P6"><text:s text:c="8"/>// Sendtimestamp musst be 0</text:p>
      <text:p text:style-name="P6"><text:s text:c="8"/>// The Readtimestamp and the MessageIDs are supplied by the Server</text:p>
      <text:p text:style-name="P6"><text:soft-page-break/><text:s text:c="8"/>// The ChatID is needed to insert the Message into the right Chat afterwards</text:p>
      <text:p text:style-name="P6"/>
      <text:p text:style-name="P6"><text:s text:c="8"/>long time = System.currentTimeMillis() / 1000L;</text:p>
      <text:p text:style-name="P6"/>
      <text:p text:style-name="P6"><text:s text:c="8"/>ContentValues valuesins = new ContentValues();</text:p>
      <text:p text:style-name="P2"><text:span text:style-name="Absatz-Standardschriftart"><text:span text:style-name="T4"><text:s text:c="8"/></text:span></text:span><text:span text:style-name="Absatz-Standardschriftart"><text:span text:style-name="T5">valuesins.put(Constants.T_MESSAGES_BADBID, 0);</text:span></text:span></text:p>
      <text:p text:style-name="P6"><text:s text:c="8"/>valuesins.put(Constants.T_MESSAGES_OwningUserID, UserID);</text:p>
      <text:p text:style-name="P6"><text:s text:c="8"/>valuesins.put(Constants.T_MESSAGES_OwningUserName, username);</text:p>
      <text:p text:style-name="P6"><text:s text:c="8"/>valuesins.put(Constants.T_MESSAGES_ChatID, ChatID);</text:p>
      <text:p text:style-name="P6"><text:s text:c="8"/>valuesins.put(Constants.T_MESSAGES_MessageTyp, MessageType);</text:p>
      <text:p text:style-name="P6"><text:s text:c="8"/>valuesins.put(Constants.T_MESSAGES_SendTimestamp, time);</text:p>
      <text:p text:style-name="P6"><text:s text:c="8"/>valuesins.put(Constants.T_MESSAGES_ReadTimestamp, time);</text:p>
      <text:p text:style-name="P6"><text:s text:c="8"/>if (MessageType.equalsIgnoreCase(Constants.TYP_TEXT)) {</text:p>
      <text:p text:style-name="P2"><text:span text:style-name="Absatz-Standardschriftart"><text:span text:style-name="T4"><text:s text:c="12"/></text:span></text:span><text:span text:style-name="Absatz-Standardschriftart"><text:span text:style-name="T7">valuesins.put(Constants.T_MESSAGES_TextMsgID, 0);</text:span></text:span></text:p>
      <text:p text:style-name="P7"><text:s text:c="12"/>valuesins.put(Constants.T_MESSAGES_TextMsgValue, Message);</text:p>
      <text:p text:style-name="P2"><text:span text:style-name="Absatz-Standardschriftart"><text:span text:style-name="T7"><text:s text:c="8"/></text:span></text:span><text:span text:style-name="Absatz-Standardschriftart"><text:span text:style-name="T4">} else if (MessageType.equalsIgnoreCase(Constants.TYP_IMAGE)) {</text:span></text:span></text:p>
      <text:p text:style-name="P2"><text:span text:style-name="Absatz-Standardschriftart"><text:span text:style-name="T4"><text:s text:c="12"/></text:span></text:span><text:span text:style-name="Absatz-Standardschriftart"><text:span text:style-name="T7">valuesins.put(Constants.T_MESSAGES_ImageMsgID, 0);</text:span></text:span></text:p>
      <text:p text:style-name="P7"><text:s text:c="12"/>valuesins.put(Constants.T_MESSAGES_ImageMsgValue, Message);</text:p>
      <text:p text:style-name="P2"><text:span text:style-name="Absatz-Standardschriftart"><text:span text:style-name="T7"><text:s text:c="8"/></text:span></text:span><text:span text:style-name="Absatz-Standardschriftart"><text:span text:style-name="T4">} else if (MessageType.equalsIgnoreCase(Constants.TYP_LOCATION)) {</text:span></text:span></text:p>
      <text:p text:style-name="P2"><text:span text:style-name="Absatz-Standardschriftart"><text:span text:style-name="T4"><text:s text:c="12"/></text:span></text:span><text:span text:style-name="Absatz-Standardschriftart"><text:span text:style-name="T7">valuesins.put(Constants.T_MESSAGES_LocationMsgID, 0);</text:span></text:span></text:p>
      <text:p text:style-name="P7"><text:s text:c="12"/>valuesins.put(Constants.T_MESSAGES_LocationMsgValue, Message);</text:p>
      <text:p text:style-name="P2"><text:span text:style-name="Absatz-Standardschriftart"><text:span text:style-name="T7"><text:s text:c="8"/></text:span></text:span><text:span text:style-name="Absatz-Standardschriftart"><text:span text:style-name="T4">} else if (MessageType.equalsIgnoreCase(Constants.TYP_CONTACT)) {</text:span></text:span></text:p>
      <text:p text:style-name="P2"><text:span text:style-name="Absatz-Standardschriftart"><text:span text:style-name="T4"><text:s text:c="12"/></text:span></text:span><text:span text:style-name="Absatz-Standardschriftart"><text:span text:style-name="T7">valuesins.put(Constants.T_MESSAGES_ContactMsgID, 0);</text:span></text:span></text:p>
      <text:p text:style-name="P7"><text:s text:c="12"/>valuesins.put(Constants.T_MESSAGES_ContactMsgValue, Message);</text:p>
      <text:p text:style-name="P2"><text:span text:style-name="Absatz-Standardschriftart"><text:span text:style-name="T7"><text:s text:c="8"/></text:span></text:span><text:span text:style-name="Absatz-Standardschriftart"><text:span text:style-name="T4">} else if (MessageType.equalsIgnoreCase(Constants.TYP_FILE)) {</text:span></text:span></text:p>
      <text:p text:style-name="P2"><text:span text:style-name="Absatz-Standardschriftart"><text:span text:style-name="T4"><text:s text:c="12"/></text:span></text:span><text:span text:style-name="Absatz-Standardschriftart"><text:span text:style-name="T7">valuesins.put(Constants.T_MESSAGES_FileMsgID, 0);</text:span></text:span></text:p>
      <text:p text:style-name="P7"><text:s text:c="12"/>valuesins.put(Constants.T_MESSAGES_FileMsgValue, Message);</text:p>
      <text:p text:style-name="P2"><text:span text:style-name="Absatz-Standardschriftart"><text:span text:style-name="T7"><text:s text:c="8"/></text:span></text:span><text:span text:style-name="Absatz-Standardschriftart"><text:span text:style-name="T4">} else if (MessageType.equalsIgnoreCase(Constants.TYP_VIDEO)) {</text:span></text:span></text:p>
      <text:p text:style-name="P2"><text:soft-page-break/><text:span text:style-name="Absatz-Standardschriftart"><text:span text:style-name="T4"><text:s text:c="12"/></text:span></text:span><text:span text:style-name="Absatz-Standardschriftart"><text:span text:style-name="T7">valuesins.put(Constants.T_MESSAGES_VideoMsgID, 0);</text:span></text:span></text:p>
      <text:p text:style-name="P7"><text:s text:c="12"/>valuesins.put(Constants.T_MESSAGES_VideoMsgValue, Message);</text:p>
      <text:p text:style-name="P7"><text:s text:c="8"/>}</text:p>
      <text:p text:style-name="P7"><text:s text:c="8"/>ContentProviderClient client = getContentResolver().acquireContentProviderClient(FrinmeanContentProvider.MESSAES_CONTENT_URI);</text:p>
      <text:p text:style-name="P7"><text:s text:c="8"/>client.getLocalContentProvider().insert(FrinmeanContentProvider.MESSAES_CONTENT_URI, valuesins);</text:p>
      <text:p text:style-name="P7"/>
      <text:p text:style-name="P7"><text:s text:c="8"/>Log.d(TAG, "end insertMsgIntoDB");</text:p>
      <text:p text:style-name="P2"><text:span text:style-name="Absatz-Standardschriftart"><text:span text:style-name="T7"><text:s text:c="4"/></text:span></text:span><text:span text:style-name="Absatz-Standardschriftart"><text:span text:style-name="T4">}</text:span></text:span></text:p>
      <text:list xml:id="list202316695112034" text:continue-numbering="true" text:style-name="L1">
        <text:list-item>
          <text:p text:style-name="P10"><text:span text:style-name="Absatz-Standardschriftart"><text:span text:style-name="T3">the 0 in the BackendID is a trigger for the</text:span></text:span><text:span text:style-name="Absatz-Standardschriftart"><text:span text:style-name="T2"> SyncService, </text:span></text:span><text:span text:style-name="Absatz-Standardschriftart"><text:span text:style-name="T3">these message is unknown to the server and need to be sent to the server</text:span></text:span><text:span text:style-name="Absatz-Standardschriftart"><text:span text:style-name="T2"> (uploadUnsavedMessages).</text:span></text:span></text:p>
        </text:list-item>
      </text:list>
      <text:p text:style-name="P5">SyncAdapter.java</text:p>
      <text:p text:style-name="P7">private void uploadUnsavedMessages() {</text:p>
      <text:p text:style-name="P7"/>
      <text:p text:style-name="P7"><text:s text:c="8"/>ContentProviderClient client = mContentResolver.acquireContentProviderClient(FrinmeanContentProvider.MESSAES_CONTENT_URI);</text:p>
      <text:p text:style-name="P2"><text:span text:style-name="Absatz-Standardschriftart"><text:span text:style-name="T7"><text:s text:c="8"/></text:span></text:span><text:span text:style-name="Absatz-Standardschriftart"><text:span text:style-name="T8">Cursor c = ((FrinmeanContentProvider) client.getLocalContentProvider()).query(FrinmeanContentProvider.MESSAES_CONTENT_URI, MESSAGES_DB_Columns, T_MESSAGES_BADBID + " = ?", new String[]{"0"}, null);</text:span></text:span></text:p>
      <text:p text:style-name="P7"/>
      <text:p text:style-name="P2"><text:span text:style-name="Absatz-Standardschriftart"><text:span text:style-name="T7"><text:s text:c="8"/></text:span></text:span><text:span text:style-name="Absatz-Standardschriftart"><text:span text:style-name="T4">while (c.moveToNext()) {</text:span></text:span></text:p>
      <text:p text:style-name="P6"/>
      <text:p text:style-name="P6"><text:s text:c="12"/>String msgtype = c.getString(ID_MESSAGES_MessageType);</text:p>
      <text:p text:style-name="P6"/>
      <text:p text:style-name="P6"><text:s text:c="12"/>if (msgtype.equalsIgnoreCase(TYP_TEXT)) {</text:p>
      <text:p text:style-name="P6"><text:s text:c="16"/>OutSendTextMessage outtxt = rf.sendtextmessage(username, password, c.getString(ID_MESSAGES_TextMsgValue));</text:p>
      <text:p text:style-name="P6"><text:s text:c="16"/>if (outtxt != null) {</text:p>
      <text:p text:style-name="P6"><text:s text:c="20"/>if (outtxt.getErrortext() == null || outtxt.getErrortext().isEmpty()) {</text:p>
      <text:p text:style-name="P6"><text:s text:c="24"/>OutInsertMessageIntoChat outins = rf.insertmessageintochat(username, password, c.getInt(ID_MESSAGES_ChatID), outtxt.getTextID(), TYP_TEXT);</text:p>
      <text:p text:style-name="P6"><text:s text:c="24"/>if (outins != null) {</text:p>
      <text:p text:style-name="P6"><text:s text:c="28"/>if (outins.getErrortext() == null || outins.getErrortext().isEmpty()) {</text:p>
      <text:p text:style-name="P6"><text:s text:c="32"/>updateUploadedNessagesDatabase(c.getInt(ID_MESSAGES__id), outins.getMessageID(), outins.getSendTimestamp(), outins.getSendTimestamp(), outtxt.getTextID(), TYP_TEXT, null);</text:p>
      <text:p text:style-name="P2"><text:span text:style-name="Absatz-Standardschriftart"><text:span text:style-name="T4"><text:s text:c="28"/></text:span></text:span><text:span text:style-name="Absatz-Standardschriftart"><text:span text:style-name="T6">}</text:span></text:span></text:p>
      <text:p text:style-name="P8"><text:soft-page-break/><text:s text:c="24"/>}</text:p>
      <text:p text:style-name="P8"><text:s text:c="20"/>}</text:p>
      <text:p text:style-name="P8"><text:s text:c="16"/>}</text:p>
      <text:p text:style-name="P8"><text:s text:c="12"/>}</text:p>
      <text:p text:style-name="P8">…….</text:p>
      <text:p text:style-name="P3">Der Server legt pro User im Chat einen eigenen Eintrag ind er Messages Tabelle an. Deswegen 2 Nachrichten auf dem Server, eine für den Versender, eine für den Empänger.</text:p>
      <text:p text:style-name="P3">Der Content wird vor dem Einfügen der Nachricht in den Chat hoch geladen, z.B. für Text mit SendTextMessage und dem Return-Type OutSendTextMessage. (Trennung Content und Chat-Inhalt).</text:p>
      <text:list xml:id="list202315869373552" text:continue-numbering="true" text:style-name="L1">
        <text:list-item>
          <text:p text:style-name="P10"><text:span text:style-name="Absatz-Standardschriftart"><text:span text:style-name="T2"/></text:span></text:p>
        </text:list-item>
      </text:list>
      <text:p text:style-name="P3"><text:span text:style-name="T11">The </text:span>SyncAdapter <text:span text:style-name="T11">is perodically checking for new messages</text:span> <text:span text:style-name="T11">with </text:span>(syncCheckNewMessages). <text:span text:style-name="T11">If there are new messages in any chat, the message inclusive the content will be loaded from the server. </text:span></text:p>
      <text:p text:style-name="P3"><text:span text:style-name="T11">The</text:span> <text:span text:style-name="T11">f</text:span>unktione SaveMessageToDB <text:span text:style-name="T11">takes care that all messages are loaded in a loop <text:s/>and for each message the content is loaded, see:</text:span></text:p>
      <text:p text:style-name="P6">private void SaveMessageToLDB(List&lt;Message&gt; in, int ChatID, String ChatName) {</text:p>
      <text:p text:style-name="P6"><text:s text:c="8"/>Log.d(TAG, "start SaveMessageToLDB");</text:p>
      <text:p text:style-name="P6"><text:s text:c="8"/>for (int j = 0; j &lt; in.size(); j++) {</text:p>
      <text:p text:style-name="P6"><text:s text:c="12"/>Message m = in.get(j);</text:p>
      <text:p text:style-name="P6"><text:s text:c="12"/>ContentValues valuesins = new ContentValues();</text:p>
      <text:p text:style-name="P6"><text:s text:c="12"/>valuesins.put(T_MESSAGES_BADBID, m.getMessageID());</text:p>
      <text:p text:style-name="P6"><text:s text:c="12"/>valuesins.put(T_MESSAGES_OwningUserID, m.getOwningUser().getOwningUserID());</text:p>
      <text:p text:style-name="P6"><text:s text:c="12"/>valuesins.put(T_MESSAGES_OwningUserName, m.getOwningUser().getOwningUserName());</text:p>
      <text:p text:style-name="P6"><text:s text:c="12"/>valuesins.put(T_MESSAGES_ChatID, ChatID);</text:p>
      <text:p text:style-name="P6"><text:s text:c="12"/>valuesins.put(T_MESSAGES_MessageTyp, m.getMessageTyp());</text:p>
      <text:p text:style-name="P6"><text:s text:c="12"/>valuesins.put(T_MESSAGES_SendTimestamp, m.getSendTimestamp());</text:p>
      <text:p text:style-name="P6"><text:s text:c="12"/>valuesins.put(T_MESSAGES_ReadTimestamp, m.getReadTimestamp());</text:p>
      <text:p text:style-name="P2"><text:span text:style-name="Absatz-Standardschriftart"><text:span text:style-name="T4"><text:s text:c="12"/></text:span></text:span><text:span text:style-name="Absatz-Standardschriftart"><text:span text:style-name="T5">if (m.getMessageTyp().equalsIgnoreCase(TYP_TEXT))</text:span></text:span><text:span text:style-name="Absatz-Standardschriftart"><text:span text:style-name="T4"> {</text:span></text:span></text:p>
      <text:p text:style-name="P6"><text:s text:c="16"/>valuesins.put(T_MESSAGES_TextMsgID, m.getTextMsgID());</text:p>
      <text:p text:style-name="P2"><text:span text:style-name="Absatz-Standardschriftart"><text:span text:style-name="T4"><text:s text:c="16"/></text:span></text:span><text:span text:style-name="Absatz-Standardschriftart"><text:span text:style-name="T5">OutFetchTextMessage oftm = rf.gettextmessage(username, password, m.getTextMsgID());</text:span></text:span></text:p>
      <text:p text:style-name="P6"><text:s text:c="16"/>if (oftm != null) {</text:p>
      <text:p text:style-name="P6"><text:s text:c="20"/>if (oftm.getErrortext() == null || oftm.getErrortext().isEmpty()) {</text:p>
      <text:p text:style-name="P6"><text:s text:c="24"/>if (acknowledgeMessage(Constants.TYP_TEXT, oftm.getTextMessage(), m.getMessageID())) {</text:p>
      <text:p text:style-name="P6"><text:s text:c="28"/>valuesins.put(T_MESSAGES_TextMsgValue, oftm.getTextMessage());</text:p>
      <text:p text:style-name="P6"><text:soft-page-break/><text:s text:c="28"/>ContentProviderClient client = mContentResolver.acquireContentProviderClient(FrinmeanContentProvider.MESSAES_CONTENT_URI);</text:p>
      <text:p text:style-name="P6"><text:s text:c="28"/>((FrinmeanContentProvider) client.getLocalContentProvider()).insertorupdate(FrinmeanContentProvider.MESSAES_CONTENT_URI, valuesins);</text:p>
      <text:p text:style-name="P2"><text:span text:style-name="Absatz-Standardschriftart"><text:span text:style-name="T4"><text:s text:c="28"/></text:span></text:span><text:span text:style-name="Absatz-Standardschriftart"><text:span text:style-name="T6">client.release();</text:span></text:span></text:p>
      <text:p text:style-name="P8"><text:s text:c="24"/>}</text:p>
      <text:p text:style-name="P8"><text:s text:c="20"/>}</text:p>
      <text:p text:style-name="P8"><text:s text:c="16"/>}</text:p>
      <text:p text:style-name="P8"><text:s text:c="12"/>}</text:p>
      <text:p text:style-name="P8">…….</text:p>
      <text:list xml:id="list202316570762839" text:continue-numbering="true" text:style-name="L1">
        <text:list-item>
          <text:p text:style-name="P10"><text:span text:style-name="Absatz-Standardschriftart"><text:span text:style-name="T2"/></text:span></text:p>
        </text:list-item>
      </text:list>
      <text:p text:style-name="P3"><text:span text:style-name="T11">The </text:span>Acknowledge <text:span text:style-name="T11">of a message is setting the ReadTimestamp on the server, bevor only the TempReadTimestamp was set when the message was delivered to the client. If there is a probleme with the Acknowledge, the ReadTimestamp will stay at 0 and at every time the server is asked for new messages, the message will be supplied again to the client. </text:span></text:p>
      <text:p text:style-name="P6">……..</text:p>
      <text:p text:style-name="P6">if (m.getMessageTyp().equalsIgnoreCase(TYP_TEXT)) {</text:p>
      <text:p text:style-name="P6"><text:s text:c="16"/>valuesins.put(T_MESSAGES_TextMsgID, m.getTextMsgID());</text:p>
      <text:p text:style-name="P6"><text:s text:c="16"/>OutFetchTextMessage oftm = rf.gettextmessage(username, password, m.getTextMsgID());</text:p>
      <text:p text:style-name="P6"><text:s text:c="16"/>if (oftm != null) {</text:p>
      <text:p text:style-name="P6"><text:s text:c="20"/>if (oftm.getErrortext() == null || oftm.getErrortext().isEmpty()) {</text:p>
      <text:p text:style-name="P2"><text:span text:style-name="Absatz-Standardschriftart"><text:span text:style-name="T4"><text:s text:c="24"/></text:span></text:span><text:span text:style-name="Absatz-Standardschriftart"><text:span text:style-name="T5">if (acknowledgeMessage(Constants.TYP_TEXT, oftm.getTextMessage(), m.getMessageID()))</text:span></text:span><text:span text:style-name="Absatz-Standardschriftart"><text:span text:style-name="T4"> {</text:span></text:span></text:p>
      <text:p text:style-name="P6"><text:s text:c="28"/>valuesins.put(T_MESSAGES_TextMsgValue, oftm.getTextMessage());</text:p>
      <text:p text:style-name="P8">……</text:p>
      <text:p text:style-name="P3">Hier ein Teil der Acknowledge Funktion mit dem Aufruf des Restful Service</text:p>
      <text:p text:style-name="P6">private boolean acknowledgeMessage(String msgType, String message, int msgid) {</text:p>
      <text:p text:style-name="P6"><text:s text:c="8"/>Log.d(TAG, "start acknowledgeMessage");</text:p>
      <text:p text:style-name="P6"/>
      <text:p text:style-name="P6"><text:s text:c="8"/>boolean ret = false;</text:p>
      <text:p text:style-name="P6"/>
      <text:p text:style-name="P6"><text:s text:c="8"/>if (msgType.equalsIgnoreCase(Constants.TYP_TEXT)) {</text:p>
      <text:p text:style-name="P6"><text:s text:c="12"/>Hasher hasher = Hashing.sha1().newHasher();</text:p>
      <text:p text:style-name="P6"><text:s text:c="12"/>hasher.putBytes(message.getBytes());</text:p>
      <text:p text:style-name="P6"><text:s text:c="12"/>byte[] sha1 = hasher.hash().asBytes();</text:p>
      <text:p text:style-name="P6"/>
      <text:p text:style-name="P2"><text:span text:style-name="Absatz-Standardschriftart"><text:span text:style-name="T4"><text:s text:c="12"/></text:span></text:span><text:span text:style-name="Absatz-Standardschriftart"><text:span text:style-name="T5">OutAcknowledgeMessageDownload oack = rf.acknowledgemessagedownload(username, password, msgid, sha1.toString());</text:span></text:span></text:p>
      <text:p text:style-name="P6"><text:s text:c="12"/>if (oack != null) {</text:p>
      <text:p text:style-name="P6"><text:s text:c="16"/>if (oack.getErrortext() == null || oack.getErrortext().isEmpty()) {</text:p>
      <text:p text:style-name="P6"><text:soft-page-break/><text:s text:c="20"/>if (oack.getAcknowledge().equalsIgnoreCase(Constants.ACKNOWLEDGE_TRUE)) {</text:p>
      <text:p text:style-name="P2"><text:span text:style-name="Absatz-Standardschriftart"><text:span text:style-name="T4"><text:s text:c="24"/></text:span></text:span><text:span text:style-name="Absatz-Standardschriftart"><text:span text:style-name="T6">ret = true;</text:span></text:span></text:p>
      <text:p text:style-name="P8"><text:s text:c="20"/>}</text:p>
      <text:p text:style-name="P8"><text:s text:c="16"/>}</text:p>
      <text:p text:style-name="P8"><text:s text:c="12"/>}</text:p>
      <text:p text:style-name="P8"><text:s text:c="8"/>}</text:p>
      <text:p text:style-name="P8">……….</text:p>
      <text:list xml:id="list202315475668182" text:continue-numbering="true" text:style-name="L1">
        <text:list-item>
          <text:p text:style-name="P10"><text:span text:style-name="Absatz-Standardschriftart"><text:span text:style-name="T2"/></text:span></text:p>
        </text:list-item>
      </text:list>
      <text:p text:style-name="P11">To get the status of a message, all rows in the db needs to be taken in account. At the sending of a message 2 – n rows are created. The message of the sender has automatically a Send-, Read- amd ShowTimestamp. The SendTimestamp is set in the Action shown above with the number 2. The ReadTimestamp is set in the Action shown above with the number 4. If a user is opening a chat on the frontend, all messages where the ShowTimestamp is 0 are collected and the ShowTimestamp is then set. Now we have a base for the status of the message by collecting the counts of Readtimestamp and showtimestamps for messages with the same OriginMsgID (= all messages are created by one se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6cm" svg:stroke-color="#000000" draw:stroke-linejoin="round" draw:fill-color="#434c53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fo:text-shadow="none" style:text-underline-style="none" fo:font-weight="normal" style:letter-kerning="false" style:font-name-asian="Arial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.63cm" fo:margin-right="0cm" fo:line-height="100%" fo:text-align="start" style:justify-single-word="false" fo:keep-together="auto" fo:orphans="2" fo:widows="2" fo:hyphenation-ladder-count="no-limit" fo:text-indent="-0.63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fo:text-shadow="none" style:text-underline-style="none" fo:font-weight="normal" style:letter-kerning="false" fo:background-color="transparent" style:font-name-asian="Arial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-0.63cm" style:auto-text-indent="false">
        <style:tab-stops/>
      </style:paragraph-properties>
      <style:text-properties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Schreiner, Thomas (I/FP-35)</meta:initial-creator>
    <meta:creation-date>2015-03-30T14:26:00Z</meta:creation-date>
    <dc:date>2015-04-08T20:23:15.206016041</dc:date>
    <meta:print-date>2015-03-30T14:25:00Z</meta:print-date>
    <meta:editing-cycles>3</meta:editing-cycles>
    <meta:editing-duration>P0D</meta:editing-duration>
    <meta:document-statistic meta:table-count="0" meta:image-count="0" meta:object-count="0" meta:page-count="6" meta:paragraph-count="146" meta:word-count="845" meta:character-count="10279" meta:non-whitespace-character-count="7909"/>
    <meta:template xlink:type="simple" xlink:actuate="onRequest" xlink:title="" xlink:href="../20150330_Kommunkationsbeziehungen.odt/Normal.dotm"/>
  </office:meta>
</office:document-meta>
</file>